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TestContextBootstrapper.getWebAppConfiguration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TestContextBootstrapper.getDefaultContextLoaderClass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TestContextBootstrapper.processMergedContextConfiguration( MergedContextConfiguration merged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